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</office:font-face-decls>
  <office:automatic-styles>
    <style:style style:name="co1" style:family="table-column">
      <style:table-column-properties fo:break-before="auto" style:column-width="5.182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3.792cm"/>
    </style:style>
    <style:style style:name="co4" style:family="table-column">
      <style:table-column-properties fo:break-before="auto" style:column-width="12.127cm"/>
    </style:style>
    <style:style style:name="co5" style:family="table-column">
      <style:table-column-properties fo:break-before="auto" style:column-width="6.6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24cm"/>
    </style:style>
    <style:style style:name="co8" style:family="table-column">
      <style:table-column-properties fo:break-before="auto" style:column-width="1.804cm"/>
    </style:style>
    <style:style style:name="co9" style:family="table-column">
      <style:table-column-properties fo:break-before="auto" style:column-width="1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Arial"/>
    </style:style>
    <style:style style:name="ce2" style:family="table-cell" style:parent-style-name="Default" style:data-style-name="N10137">
      <style:table-cell-properties style:text-align-source="fix" style:repeat-content="false"/>
      <style:paragraph-properties fo:text-align="start" fo:margin-left="0cm"/>
      <style:text-properties style:font-name="Arial" style:font-name-asian="Arial"/>
    </style:style>
  </office:automatic-styles>
  <office:body>
    <office:spreadsheet>
      <table:calculation-settings table:automatic-find-labels="false" table:use-regular-expressions="false" table:use-wildcards="true"/>
      <table:table table:name="Solar Charger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14" table:default-cell-style-name="ce1"/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4435</text:p>
          </table:table-cell>
          <table:table-cell office:value-type="string" calcext:value-type="string">
            <text:p>Package_SO:PowerIntegrations_SO-8</text:p>
          </table:table-cell>
          <table:table-cell office:value-type="string" calcext:value-type="string">
            <text:p>P-MOSFET transistor, drain/gate/source</text:p>
          </table:table-cell>
          <table:table-cell/>
          <table:table-cell table:style-name="ce2" office:value-type="currency" office:currency="CNY" office:value="0.51" calcext:value-type="currency">
            <text:p>￥0.51</text:p>
          </table:table-cell>
          <table:table-cell table:style-name="ce2"/>
          <table:table-cell table:style-name="ce2" table:formula="of:=[.B5]*[.H5]" office:value-type="currency" office:currency="CNY" office:value="0.51" calcext:value-type="currency">
            <text:p>￥0.5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1, C2, C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2" office:value-type="currency" office:currency="CNY" office:value="0.04" calcext:value-type="currency">
            <text:p>￥0.04</text:p>
          </table:table-cell>
          <table:table-cell table:style-name="ce2"/>
          <table:table-cell table:style-name="ce2" table:formula="of:=[.B7]*[.H7]" office:value-type="currency" office:currency="CNY" office:value="0.12" calcext:value-type="currency">
            <text:p>￥0.1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2" office:value-type="currency" office:currency="CNY" office:value="0.03" calcext:value-type="currency">
            <text:p>￥0.03</text:p>
          </table:table-cell>
          <table:table-cell table:style-name="ce2"/>
          <table:table-cell table:style-name="ce2" table:formula="of:=[.B9]*[.H9]" office:value-type="currency" office:currency="CNY" office:value="0.03" calcext:value-type="currency">
            <text:p>￥0.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4, C6, C2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2" office:value-type="currency" office:currency="CNY" office:value="0.03" calcext:value-type="currency">
            <text:p>￥0.03</text:p>
          </table:table-cell>
          <table:table-cell table:style-name="ce2"/>
          <table:table-cell table:style-name="ce2" table:formula="of:=[.B11]*[.H11]" office:value-type="currency" office:currency="CNY" office:value="0.09" calcext:value-type="currency">
            <text:p>￥0.0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2" office:value-type="currency" office:currency="CNY" office:value="0.03" calcext:value-type="currency">
            <text:p>￥0.03</text:p>
          </table:table-cell>
          <table:table-cell table:style-name="ce2"/>
          <table:table-cell table:style-name="ce2" table:formula="of:=[.B13]*[.H13]" office:value-type="currency" office:currency="CNY" office:value="0.03" calcext:value-type="currency">
            <text:p>￥0.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7, C13, C14, C15, C16, C18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2" office:value-type="currency" office:currency="CNY" office:value="0.03" calcext:value-type="currency">
            <text:p>￥0.03</text:p>
          </table:table-cell>
          <table:table-cell table:style-name="ce2"/>
          <table:table-cell table:style-name="ce2" table:formula="of:=[.B15]*[.H15]" office:value-type="currency" office:currency="CNY" office:value="0.18" calcext:value-type="currency">
            <text:p>￥0.1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9, C10, C11, C12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0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1Resouce:Super Capacitor</text:p>
          </table:table-cell>
          <table:table-cell office:value-type="string" calcext:value-type="string">
            <text:p>Polarized capacitor, US symbol</text:p>
          </table:table-cell>
          <table:table-cell/>
          <table:table-cell table:style-name="ce2" office:value-type="string" calcext:value-type="string">
            <text:p>不包含</text:p>
          </table:table-cell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2" office:value-type="currency" office:currency="CNY" office:value="0.08" calcext:value-type="currency">
            <text:p>￥0.08</text:p>
          </table:table-cell>
          <table:table-cell table:style-name="ce2"/>
          <table:table-cell table:style-name="ce2" table:formula="of:=[.B19]*[.H19]" office:value-type="currency" office:currency="CNY" office:value="0.08" calcext:value-type="currency">
            <text:p>￥0.0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2" office:value-type="currency" office:currency="CNY" office:value="0.03" calcext:value-type="currency">
            <text:p>￥0.03</text:p>
          </table:table-cell>
          <table:table-cell table:style-name="ce2"/>
          <table:table-cell table:style-name="ce2" table:formula="of:=[.B21]*[.H21]" office:value-type="currency" office:currency="CNY" office:value="0.03" calcext:value-type="currency">
            <text:p>￥0.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6.3mm_P2.50mm</text:p>
          </table:table-cell>
          <table:table-cell office:value-type="string" calcext:value-type="string">
            <text:p>Polarized capacitor</text:p>
          </table:table-cell>
          <table:table-cell/>
          <table:table-cell table:style-name="ce2" office:value-type="currency" office:currency="CNY" office:value="0.2" calcext:value-type="currency">
            <text:p>￥0.20</text:p>
          </table:table-cell>
          <table:table-cell table:style-name="ce2"/>
          <table:table-cell table:style-name="ce2" table:formula="of:=[.B23]*[.H23]" office:value-type="currency" office:currency="CNY" office:value="0.2" calcext:value-type="currency">
            <text:p>￥0.2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2" office:value-type="currency" office:currency="CNY" office:value="0.04" calcext:value-type="currency">
            <text:p>￥0.04</text:p>
          </table:table-cell>
          <table:table-cell table:style-name="ce2"/>
          <table:table-cell table:style-name="ce2" table:formula="of:=[.B25]*[.H25]" office:value-type="currency" office:currency="CNY" office:value="0.04" calcext:value-type="currency">
            <text:p>￥0.0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/>
          <table:table-cell table:style-name="ce2" office:value-type="currency" office:currency="CNY" office:value="0.05" calcext:value-type="currency">
            <text:p>￥0.05</text:p>
          </table:table-cell>
          <table:table-cell table:style-name="ce2"/>
          <table:table-cell table:style-name="ce2" table:formula="of:=[.B27]*[.H27]" office:value-type="currency" office:currency="CNY" office:value="0.05" calcext:value-type="currency">
            <text:p>￥0.05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D2, D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Schottky diode</text:p>
          </table:table-cell>
          <table:table-cell/>
          <table:table-cell table:style-name="ce2" office:value-type="currency" office:currency="CNY" office:value="0.2" calcext:value-type="currency">
            <text:p>￥0.20</text:p>
          </table:table-cell>
          <table:table-cell table:style-name="ce2"/>
          <table:table-cell table:style-name="ce2" table:formula="of:=[.B29]*[.H29]" office:value-type="currency" office:currency="CNY" office:value="0.4" calcext:value-type="currency">
            <text:p>￥0.4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.4x10.4_H4.8</text:p>
          </table:table-cell>
          <table:table-cell office:value-type="string" calcext:value-type="string">
            <text:p>Inductor</text:p>
          </table:table-cell>
          <table:table-cell/>
          <table:table-cell table:style-name="ce2" office:value-type="currency" office:currency="CNY" office:value="1" calcext:value-type="currency">
            <text:p>￥1.00</text:p>
          </table:table-cell>
          <table:table-cell table:style-name="ce2"/>
          <table:table-cell table:style-name="ce2" table:formula="of:=[.B31]*[.H31]" office:value-type="currency" office:currency="CNY" office:value="1" calcext:value-type="currency">
            <text:p>￥1.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.4x10.4_H4.8</text:p>
          </table:table-cell>
          <table:table-cell office:value-type="string" calcext:value-type="string">
            <text:p>Inductor</text:p>
          </table:table-cell>
          <table:table-cell/>
          <table:table-cell table:style-name="ce2" office:value-type="currency" office:currency="CNY" office:value="1" calcext:value-type="currency">
            <text:p>￥1.00</text:p>
          </table:table-cell>
          <table:table-cell table:style-name="ce2"/>
          <table:table-cell table:style-name="ce2" table:formula="of:=[.B33]*[.H33]" office:value-type="currency" office:currency="CNY" office:value="1" calcext:value-type="currency">
            <text:p>￥1.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P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Plug_USB2.0</text:p>
          </table:table-cell>
          <table:table-cell office:value-type="string" calcext:value-type="string">
            <text:p>Connector_USB:USB_C_Receptacle_HRO_TYPE-C-31-M-12</text:p>
          </table:table-cell>
          <table:table-cell office:value-type="string" calcext:value-type="string">
            <text:p>USB 2.0-only Type-C Plug connector</text:p>
          </table:table-cell>
          <table:table-cell/>
          <table:table-cell table:style-name="ce2" office:value-type="currency" office:currency="CNY" office:value="1.6" calcext:value-type="currency">
            <text:p>￥1.60</text:p>
          </table:table-cell>
          <table:table-cell table:style-name="ce2" office:value-type="string" calcext:value-type="string">
            <text:p>防水</text:p>
          </table:table-cell>
          <table:table-cell table:style-name="ce2" table:formula="of:=[.B35]*[.H35]" office:value-type="currency" office:currency="CNY" office:value="1.6" calcext:value-type="currency">
            <text:p>￥1.6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1, R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37]*[.H37]" office:value-type="currency" office:currency="CNY" office:value="0.02" calcext:value-type="currency">
            <text:p>￥0.0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39]*[.H39]" office:value-type="currency" office:currency="CNY" office:value="0.01" calcext:value-type="currency">
            <text:p>￥0.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m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3" calcext:value-type="currency">
            <text:p>￥0.30</text:p>
          </table:table-cell>
          <table:table-cell table:style-name="ce2"/>
          <table:table-cell table:style-name="ce2" table:formula="of:=[.B41]*[.H41]" office:value-type="currency" office:currency="CNY" office:value="0.3" calcext:value-type="currency">
            <text:p>￥0.3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4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43]*[.H43]" office:value-type="currency" office:currency="CNY" office:value="0.02" calcext:value-type="currency">
            <text:p>￥0.0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45]*[.H45]" office:value-type="currency" office:currency="CNY" office:value="0.01" calcext:value-type="currency">
            <text:p>￥0.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47]*[.H47]" office:value-type="currency" office:currency="CNY" office:value="0.01" calcext:value-type="currency">
            <text:p>￥0.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9, R10, R11, R12, 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49]*[.H49]" office:value-type="currency" office:currency="CNY" office:value="0.04" calcext:value-type="currency">
            <text:p>￥0.04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13,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51]*[.H51]" office:value-type="currency" office:currency="CNY" office:value="0.01" calcext:value-type="currency">
            <text:p>￥0.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, US symbol</text:p>
          </table:table-cell>
          <table:table-cell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53]*[.H53]" office:value-type="currency" office:currency="CNY" office:value="0.01" calcext:value-type="currency">
            <text:p>￥0.0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N3795</text:p>
          </table:table-cell>
          <table:table-cell office:value-type="string" calcext:value-type="string">
            <text:p>Package_SO:SSOP-10_3.9x4.9mm_P1.00mm</text:p>
          </table:table-cell>
          <table:table-cell table:number-columns-repeated="2"/>
          <table:table-cell table:style-name="ce2" office:value-type="currency" office:currency="CNY" office:value="3" calcext:value-type="currency">
            <text:p>￥3.00</text:p>
          </table:table-cell>
          <table:table-cell table:style-name="ce2"/>
          <table:table-cell table:style-name="ce2" table:formula="of:=[.B55]*[.H55]" office:value-type="currency" office:currency="CNY" office:value="3" calcext:value-type="currency">
            <text:p>￥3.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U2, U3, U4, U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W6101_</text:p>
          </table:table-cell>
          <table:table-cell office:value-type="string" calcext:value-type="string">
            <text:p>Package_TO_SOT_SMD:SOT-23-5</text:p>
          </table:table-cell>
          <table:table-cell table:number-columns-repeated="2"/>
          <table:table-cell table:style-name="ce2" office:value-type="currency" office:currency="CNY" office:value="1" calcext:value-type="currency">
            <text:p>￥1.00</text:p>
          </table:table-cell>
          <table:table-cell table:style-name="ce2"/>
          <table:table-cell table:style-name="ce2" table:formula="of:=[.B57]*[.H57]" office:value-type="currency" office:currency="CNY" office:value="4" calcext:value-type="currency">
            <text:p>￥4.0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P6510</text:p>
          </table:table-cell>
          <table:table-cell office:value-type="string" calcext:value-type="string">
            <text:p>1Resouce:SOIC-8-1EP_3.9x4.9mm_P1.27mm_EP2.29x3mm_ThermalVias</text:p>
          </table:table-cell>
          <table:table-cell table:number-columns-repeated="2"/>
          <table:table-cell table:style-name="ce2" office:value-type="currency" office:currency="CNY" office:value="4" calcext:value-type="currency">
            <text:p>￥4.00</text:p>
          </table:table-cell>
          <table:table-cell table:style-name="ce2"/>
          <table:table-cell table:style-name="ce2" table:formula="of:=[.B59]*[.H59]" office:value-type="currency" office:currency="CNY" office:value="4" calcext:value-type="currency">
            <text:p>￥4.00</text:p>
          </table:table-cell>
          <table:table-cell table:number-columns-repeated="1014"/>
        </table:table-row>
        <table:table-row table:style-name="ro1" table:number-rows-repeated="2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額外增加元件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電阻</text:p>
          </table:table-cell>
          <table:table-cell office:value-type="string" calcext:value-type="string">
            <text:p>R_US</text:p>
          </table:table-cell>
          <table:table-cell table:number-columns-repeated="3"/>
          <table:table-cell table:style-name="ce2" office:value-type="currency" office:currency="CNY" office:value="0.01" calcext:value-type="currency">
            <text:p>￥0.01</text:p>
          </table:table-cell>
          <table:table-cell table:style-name="ce2"/>
          <table:table-cell table:style-name="ce2" table:formula="of:=[.B62]*[.H62]" office:value-type="currency" office:currency="CNY" office:value="0.02" calcext:value-type="currency">
            <text:p>￥0.02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CE3080K</text:p>
          </table:table-cell>
          <table:table-cell office:value-type="string" calcext:value-type="string">
            <text:p>MOS</text:p>
          </table:table-cell>
          <table:table-cell table:number-columns-repeated="3"/>
          <table:table-cell table:style-name="ce2" office:value-type="currency" office:currency="CNY" office:value="0.7" calcext:value-type="currency">
            <text:p>￥0.70</text:p>
          </table:table-cell>
          <table:table-cell table:style-name="ce2"/>
          <table:table-cell table:style-name="ce2" table:formula="of:=[.B64]*[.H64]" office:value-type="currency" office:currency="CNY" office:value="0.7" calcext:value-type="currency">
            <text:p>￥0.70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2" table:number-columns-repeated="3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自恢復保險絲</text:p>
          </table:table-cell>
          <table:table-cell office:value-type="string" calcext:value-type="string">
            <text:p>R_US</text:p>
          </table:table-cell>
          <table:table-cell table:number-columns-repeated="3"/>
          <table:table-cell table:style-name="ce2" office:value-type="currency" office:currency="CNY" office:value="0.4" calcext:value-type="currency">
            <text:p>￥0.40</text:p>
          </table:table-cell>
          <table:table-cell table:style-name="ce2"/>
          <table:table-cell table:style-name="ce2" table:formula="of:=[.B66]*[.H66]" office:value-type="currency" office:currency="CNY" office:value="0.4" calcext:value-type="currency">
            <text:p>￥0.4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總價RMB</text:p>
          </table:table-cell>
          <table:table-cell table:style-name="Default"/>
          <table:table-cell table:style-name="ce2" table:formula="of:=SUM([.J$5:.J$66])" office:value-type="currency" office:currency="CNY" office:value="17.91" calcext:value-type="currency">
            <text:p>￥17.91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37P0" style:volatile="true" number:language="zh" number:country="TW">
      <number:currency-symbol number:language="zh" number:country="CN">￥</number:currency-symbol>
      <number:number number:decimal-places="2" number:min-decimal-places="2" number:min-integer-digits="1" number:grouping="true"/>
    </number:currency-style>
    <number:currency-style style:name="N10137" number:language="zh" number:country="TW">
      <style:text-properties fo:color="#ff0000"/>
      <number:text>-</number:text>
      <number:currency-symbol number:language="zh" number:country="CN">￥</number:currency-symbol>
      <number:number number:decimal-places="2" number:min-decimal-places="2" number:min-integer-digits="1" number:grouping="true"/>
      <style:map style:condition="value()&gt;=0" style:apply-style-name="N1013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9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09T09:56:17.414000000</dc:date>
    <meta:editing-duration>PT52S</meta:editing-duration>
    <meta:editing-cycles>1</meta:editing-cycles>
    <meta:document-statistic meta:table-count="1" meta:cell-count="249" meta:object-count="0"/>
    <meta:generator>LibreOffice/7.3.2.2$Windows_X86_64 LibreOffice_project/49f2b1bff42cfccbd8f788c8dc32c1c309559be0</meta:generator>
  </office:meta>
</office:document-meta>
</file>